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556" officeooo:paragraph-rsid="001df556"/>
    </style:style>
    <style:style style:name="P2" style:family="paragraph" style:parent-style-name="Standard">
      <style:text-properties officeooo:rsid="001f6193" officeooo:paragraph-rsid="001f6193"/>
    </style:style>
    <style:style style:name="P3" style:family="paragraph" style:parent-style-name="Standard">
      <style:text-properties officeooo:rsid="0021c8d3" officeooo:paragraph-rsid="0021c8d3"/>
    </style:style>
    <style:style style:name="P4" style:family="paragraph" style:parent-style-name="Standard">
      <style:text-properties officeooo:rsid="00240038" officeooo:paragraph-rsid="002bec8f"/>
    </style:style>
    <style:style style:name="P5" style:family="paragraph" style:parent-style-name="Standard">
      <style:text-properties officeooo:rsid="0022ce00" officeooo:paragraph-rsid="0022ce00"/>
    </style:style>
    <style:style style:name="P6" style:family="paragraph" style:parent-style-name="Standard">
      <style:text-properties officeooo:rsid="002ac255" officeooo:paragraph-rsid="002ac255"/>
    </style:style>
    <style:style style:name="P7" style:family="paragraph" style:parent-style-name="Standard">
      <style:text-properties officeooo:rsid="002ac255" officeooo:paragraph-rsid="002d245c"/>
    </style:style>
    <style:style style:name="P8" style:family="paragraph" style:parent-style-name="Standard">
      <style:text-properties officeooo:rsid="001df556" officeooo:paragraph-rsid="001df556"/>
    </style:style>
    <style:style style:name="T1" style:family="text">
      <style:text-properties officeooo:rsid="0027b8b0"/>
    </style:style>
    <style:style style:name="T2" style:family="text">
      <style:text-properties officeooo:rsid="0028bbfb"/>
    </style:style>
    <style:style style:name="T3" style:family="text">
      <style:text-properties officeooo:rsid="002d24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m visualization parameters for manual input into collada file:</text:p>
      <text:p text:style-name="P1"/>
      <text:p text:style-name="P4">link0_base_TEMP:</text:p>
      <text:p text:style-name="P4">-17.75 -12 -0.05000000074505806 17.75 -12 -0.05000000074505806 17.75 -12 0.05000000074505806 -17.75 -12 0.05000000074505806 -17.75 12 0.05000000074505806 -17.75 -12 0.05000000074505806 17.75 -12 0.05000000074505806 17.75 12 0.05000000074505806 17.75 12 -10 17.75 12 0.05000000074505806 17.75 -12 0.05000000074505806 17.75 -12 -10 -17.75 -12 0.05000000074505806 -17.75 12 0.05000000074505806 -17.75 12 -0.05000000074505806 -17.75 -12 -0.05000000074505806 -17.75 -12 -0.05000000074505806 -17.75 12 -0.05000000074505806 17.75 12 -0.05000000074505806 17.75 -12 -0.05000000074505806 17.75 12 -0.05000000074505806 -17.75 12 -0.05000000074505806 -17.75 12 0.05000000074505806 17.75 12 0.05000000074505806</text:p>
      <text:p text:style-name="P1"/>
      <text:p text:style-name="P1"/>
      <text:p text:style-name="P2">link1_waist:</text:p>
      <text:p text:style-name="P1">-1 -1 0 1 -1 0 1 -1 5.5 -1 -1 5.5 -1 1 5.5 -1 -1 5.5 1 -1 5.5 1 1 5.5 1 1 0 1 1 5.5 1 -1 5.5 1 -1 0 -1 -1 5.5 -1 1 5.5 -1 1 0 -1 -1 0 -1 -1 0 -1 1 0 1 1 0 1 -1 0 1 1 0 -1 1 0 -1 1 5.5 1 1 5.5</text:p>
      <text:p text:style-name="P1"/>
      <text:p text:style-name="P1"/>
      <text:p text:style-name="P2">link2_shoulder:</text:p>
      <text:p text:style-name="P1">0 -1 -1 36 -1 -1 36 -1 1 0 -1 1 0 1 1 0 -1 1 36 -1 1 36 1 1 36 1 -1 36 1 1 36 -1 1 36 -1 -1 0 -1 1 0 1 1 0 1 -1 0 -1 -1 0 -1 -1 0 1 -1 36 1 -1 36 -1 -1 36 1 -1 0 1 -1 0 1 1 36 1 1</text:p>
      <text:p text:style-name="P1"/>
      <text:p text:style-name="P1"/>
      <text:p text:style-name="P2">link3_elbow:</text:p>
      <text:p text:style-name="P1">0 -1 -1 3<text:span text:style-name="T2">5.683</text:span> -1 -1 3<text:span text:style-name="T2">5.683</text:span> -1 1 0 -1 1 0 1 1 0 -1 1 3<text:span text:style-name="T2">5.683</text:span> -1 1 3<text:span text:style-name="T2">5.683</text:span> 1 1 3<text:span text:style-name="T2">5.683</text:span> 1 -1 3<text:span text:style-name="T2">5.683</text:span> 1 1 3<text:span text:style-name="T2">5.683</text:span> -1 1 3<text:span text:style-name="T2">5.683</text:span> -1 -1 0 -1 1 0 1 1 0 1 -1 0 -1 -1 0 -1 -1 0 1 -1 3<text:span text:style-name="T2">5.683</text:span> 1 -1 3<text:span text:style-name="T2">5.683</text:span> -1 -1 3<text:span text:style-name="T2">5.683</text:span> 1 -1 0 1 -1 0 1 1 3<text:span text:style-name="T2">5.683</text:span> 1 1</text:p>
      <text:p text:style-name="P1"/>
      <text:p text:style-name="P1"/>
      <text:p text:style-name="P7">link<text:span text:style-name="T3">4</text:span>_wrist<text:span text:style-name="T3">1</text:span>:</text:p>
      <text:p text:style-name="P7">-2 -1 -1 2 -1 -1 2 -1 1 -2 -1 1 -2 2 1 -2 -1 1 2 -1 1 2 2 1 2 2 -1 2 2 1 2 -1 1 2 -1 -1 -2 -1 1 -2 2 1 -2 2 -1 -2 -1 -1 -2 -1 -1 -2 2 -1 2 2 -1 2 -1 -1 2 2 -1 -2 2 -1 -2 2 1 2 2 1</text:p>
      <text:p text:style-name="P1"/>
      <text:p text:style-name="P1"/>
      <text:p text:style-name="P3">link5_wrist2:</text:p>
      <text:p text:style-name="P5">0 -1 -1 1<text:span text:style-name="T1">8</text:span> -1 -1 1<text:span text:style-name="T1">8</text:span> -1 1 0 -1 1 0 1 1 0 -1 1 1<text:span text:style-name="T1">8</text:span> -1 1 1<text:span text:style-name="T1">8</text:span> 1 1 1<text:span text:style-name="T1">8</text:span> 1 -1 1<text:span text:style-name="T1">8</text:span> 1 1 1<text:span text:style-name="T1">8</text:span> -1 1 1<text:span text:style-name="T1">8</text:span> -1 -1 0 -1 1 0 1 1 0 1 -1 0 -1 -1 0 -1 -1 0 1 -1 1<text:span text:style-name="T1">8</text:span> 1 -1 1<text:span text:style-name="T1">8</text:span> -1 -1 1<text:span text:style-name="T1">8</text:span> 1 -1 0 1 -1 0 1 1 1<text:span text:style-name="T1">8</text:span> 1 1</text:p>
      <text:p text:style-name="P5"/>
      <text:p text:style-name="P5"/>
      <text:p text:style-name="P6">link6_wrist3:</text:p>
      <text:p text:style-name="P6">-2 -1 -1 2 -1 -1 2 -1 1 -2 -1 1 -2 2 1 -2 -1 1 2 -1 1 2 2 1 2 2 -1 2 2 1 2 -1 1 2 -1 -1 -2 -1 1 -2 2 1 -2 2 -1 -2 -1 -1 -2 -1 -1 -2 2 -1 2 2 -1 2 -1 -1 2 2 -1 -2 2 -1 -2 2 1 2 2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23:52:09.628842646</meta:creation-date>
    <dc:date>2018-05-04T16:46:27.771505819</dc:date>
    <meta:editing-duration>P2DT19H6M5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520" meta:character-count="1989" meta:non-whitespace-character-count="1484"/>
  </office:meta>
</office:document-meta>
</file>